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oder.decodeString( String str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6">
            <text:p text:style-name="Table_20_Contents">36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BinaryReconstructor.BinaryReconstructor( 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coder.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r.encodeAsString( Packet obj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ncoder.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naryReconstructor.takeBinaryData( byte [ ] bin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coder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coder.add( byte [ ]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OParser.IO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naryReconstructor.finishReconstr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coder.isPayloadValid( int type , Object payloa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ncoder.encodeAsBinary( Packet obj , 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coder.onDecoded( 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der.add( String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ncoder.encode( Packet obj , Callback callbac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